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style:font-name="Comic Sans MS"/>
    </style:style>
    <style:style style:name="P7" style:family="paragraph" style:parent-style-name="Standard">
      <style:text-properties style:font-name="Comic Sans MS" fo:font-weight="bold" style:font-weight-asian="bold" style:font-weight-complex="bold"/>
    </style:style>
    <style:style style:name="P8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y Voxel Terrain Journal</text:p>
      <text:p text:style-name="P4">in Godot</text:p>
      <text:p text:style-name="P3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3"/>
      <text:p text:style-name="P3">Colours:</text:p>
      <text:p text:style-name="P3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s journal records my voxel terrain journey to convert what I have created in Unity to Godot.</text:p>
      <text:p text:style-name="P1"/>
      <text:p text:style-name="P1">At this point this is just a very basic terrain manipulation system, similar in the look of Minecraft.</text:p>
      <text:p text:style-name="P1"/>
      <text:p text:style-name="P1"/>
      <text:p text:style-name="P2">17 11 2020</text:p>
      <text:p text:style-name="P1">10:52 – Create a Trello for the Godot version of this project! </text:p>
      <text:p text:style-name="P1"/>
      <text:p text:style-name="P1">10:58 - Make sure I have all the required tools for this project!</text:p>
      <text:p text:style-name="P1"/>
      <text:p text:style-name="P1">11:01 – Okay, I reckon I should run through the Godot with C# course</text:p>
      <text:p text:style-name="P1">NEXT: Create the Godot Voxel Terrain once I am ready to!</text:p>
      <text:p text:style-name="P1"/>
      <text:p text:style-name="P1">13:48 – Trello for the project has now been created and the Godot project itself has also been created!</text:p>
      <text:p text:style-name="P1">NEXT: Decide on what to code up first! Universe (see Unity project)?</text:p>
      <text:p text:style-name="P1"/>
      <text:p text:style-name="P1"><text:soft-page-break/>Okay, let's start by working towards generating a cube!</text:p>
      <text:p text:style-name="P1"/>
      <text:p text:style-name="P1">Okay, I need to create the Cube class in Godot C#</text:p>
      <text:p text:style-name="P1"/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1"/>
      <text:p text:style-name="P1">15:43 – Okay, let's stop here, as we have some good info to work with:</text:p>
      <text:p text:style-name="P1">NEXT: Read through the aboved link, and see what we can do with generating meshes and the cube, specifically.</text:p>
      <text:p text:style-name="P1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 </text:p>
      <text:p text:style-name="P1"/>
      <text:p text:style-name="P1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 </text:p>
      <text:p text:style-name="P1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1"/>
      <text:p text:style-name="P1"/>
      <text:p text:style-name="P2">20 11 2020</text:p>
      <text:p text:style-name="P1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 </text:p>
      <text:p text:style-name="P1"/>
      <text:p text:style-name="P1">Normals and UVs ?????!!!!</text:p>
      <text:p text:style-name="P1"/>
      <text:p text:style-name="P1">18:05 – I have a triangle being generated, but it's not with TRANGLES and the colour does not change! It's working with TRIANGLEFAN, which I presume is not right!</text:p>
      <text:p text:style-name="P1"/>
      <text:p text:style-name="P1">It seems to be working with TRIANGLES now.</text:p>
      <text:p text:style-name="P1"/>
      <text:p text:style-name="P1">But, no change of colour and only a single triangle is displayed! It should be a square.</text:p>
      <text:p text:style-name="P1">Maybe the other triangle is along another axis!?!?</text:p>
      <text:p text:style-name="P1"/>
      <text:p text:style-name="P1">I could do with adding a camera controller!</text:p>
      <text:p text:style-name="P1"/>
      <text:p text:style-name="P1">NEXT: Add camera controller</text:p>
      <text:p text:style-name="P1"/>
      <text:p text:style-name="P1"><text:soft-page-break/>18:38 – The 2 triangles that make up the quad are being displayed, but not along the same axis as each other! (The index was required!)</text:p>
      <text:p text:style-name="P1">NEXT: Make the quad appear correctly. Also, figure out why the colour is not being changed!</text:p>
      <text:p text:style-name="P1"/>
      <text:p text:style-name="P1"/>
      <text:p text:style-name="P2">21 11 2020</text:p>
      <text:p text:style-name="P1">10:31 – Okay, I am going to start today by creating a Github project on this and committing what has been done so far!</text:p>
      <text:p text:style-name="P1"/>
      <text:p text:style-name="P1">11:07 – Github repository is now set up and project committed!</text:p>
      <text:p text:style-name="P1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 </text:p>
      <text:p text:style-name="P1"/>
      <text:p text:style-name="P1">Orbit</text:p>
      <text:p text:style-name="P1"><text:a xlink:type="simple" xlink:href="https://www.youtube.com/watch?v=ap8lqGXmypo" text:style-name="Internet_20_link" text:visited-style-name="Visited_20_Internet_20_Link">https://www.youtube.com/watch?v=ap8lqGXmypo</text:a> </text:p>
      <text:p text:style-name="P1">Zoom</text:p>
      <text:p text:style-name="P1"><text:a xlink:type="simple" xlink:href="https://www.youtube.com/watch?v=66h0fqZvJJk" text:style-name="Internet_20_link" text:visited-style-name="Visited_20_Internet_20_Link">https://www.youtube.com/watch?v=66h0fqZvJJk</text:a> </text:p>
      <text:p text:style-name="P1"/>
      <text:p text:style-name="P1">14:32 – The above 2 vids have helped to get me on track :)</text:p>
      <text:p text:style-name="P1">NEXT: Get the player controller to move!!!</text:p>
      <text:p text:style-name="P1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 </text:p>
      <text:p text:style-name="P1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 </text:p>
      <text:p text:style-name="P1"/>
      <text:p text:style-name="P1">16:01 – Forwards, Backwards, Up and down movement of the player character has now been implemented. (Not very smooth or responsive!)</text:p>
      <text:p text:style-name="P1">NEXT: Implement turning!</text:p>
      <text:p text:style-name="P1"/>
      <text:p text:style-name="P1"/>
      <text:p text:style-name="P2">22 11 2020</text:p>
      <text:p text:style-name="P1">10:30 – Mouse capture has now been implemeted!</text:p>
      <text:p text:style-name="P1">I will do as I did with the Unity version of this project and use right mouse button down to turn the player character.</text:p>
      <text:p text:style-name="P1">NEXT: Make the player char turn!!!</text:p>
      <text:p text:style-name="P1"/>
      <text:p text:style-name="P1">10:57 – ISSUES:</text:p>
      <text:p text:style-name="P1">It's rotating around the plain/box, not the player character!</text:p>
      <text:p text:style-name="P1">Movement is in the global not local. It needs to be in the player character local axis, not global!</text:p>
      <text:p text:style-name="P1"/>
      <text:p text:style-name="P1">11:43 – Movement and rotation (turning) is now completed!</text:p>
      <text:p text:style-name="P1"><text:soft-page-break/>NEXT: Commit to Guthub!</text:p>
      <text:p text:style-name="P1"/>
      <text:p text:style-name="P1">12:44 – Now to get back to the terrain generation!</text:p>
      <text:p text:style-name="P1">NEXT: Get it to display the quad (2 triangles) properly!</text:p>
      <text:p text:style-name="P1"/>
      <text:p text:style-name="P1"/>
      <text:p text:style-name="P2">23 11 2020</text:p>
      <text:p text:style-name="P1">10:20 – I now have it displaying the quad/triangles correctly. I used the way the Unity project generated the top quad and it worked :)</text:p>
      <text:p text:style-name="P1">NEXT: Commit and then add colour to the quad!</text:p>
      <text:p text:style-name="P1"/>
      <text:p text:style-name="P1">12:26 – Woohoo! Setting of a colour now works!</text:p>
      <text:p text:style-name="P1">NEXT: Commit changes, then work on the generation of a cube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H22M20S</meta:editing-duration>
    <meta:editing-cycles>46</meta:editing-cycles>
    <meta:generator>OpenOffice/4.1.7$Win32 OpenOffice.org_project/417m1$Build-9800</meta:generator>
    <dc:date>2020-11-23T12:37:05.31</dc:date>
    <dc:creator>Chucksta </dc:creator>
    <meta:document-statistic meta:table-count="0" meta:image-count="0" meta:object-count="0" meta:page-count="4" meta:paragraph-count="73" meta:word-count="605" meta:character-count="4116"/>
    <meta:user-defined meta:name="Info 1"/>
    <meta:user-defined meta:name="Info 2"/>
    <meta:user-defined meta:name="Info 3"/>
    <meta:user-defined meta:name="Info 4"/>
  </office:meta>
</office:document-meta>
</file>